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font-weight="bold" fo:background-color="#fff200" style:font-name-asian="Arial1" style:font-weight-asian="bold" style:font-name-complex="Arial1"/>
    </style:style>
    <style:style style:name="P4" style:family="paragraph" style:parent-style-name="Standard">
      <style:text-properties style:font-name="Arial" fo:background-color="#fff200" style:font-name-asian="Arial1" style:font-name-complex="Arial1"/>
    </style:style>
    <style:style style:name="P5" style:family="paragraph" style:parent-style-name="Standard">
      <style:text-properties style:font-name="Arial" officeooo:rsid="000b22cb" officeooo:paragraph-rsid="000b22cb" fo:background-color="#fff200" style:font-name-asian="Arial1" style:font-name-complex="Arial1"/>
    </style:style>
    <style:style style:name="P6" style:family="paragraph" style:parent-style-name="Standard">
      <style:text-properties style:font-name="Arial" fo:background-color="#ffffff" style:font-name-asian="Arial1" style:font-name-complex="Arial1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8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5">D) Exception is thrown at Runtime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int m(){}</text:p>
      <text:p text:style-name="P8"><text:soft-page-break/>B) int m(){}</text:p>
      <text:p text:style-name="P8">int MyInterface.m(){}</text:p>
      <text:p text:style-name="P1">C) int m(){}</text:p>
      <text:p text:style-name="P1">D) None of the above</text:p>
      <text:p text:style-name="P1"/>
      <text:p text:style-name="P1"/>
      <text:p text:style-name="P2">3. What is the output for the below code ?</text:p>
      <text:p text:style-name="P2">public interface TestInf {</text:p>
      <text:p text:style-name="P2">int i =10;</text:p>
      <text:p text:style-name="P2">}public 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1">B) 12</text:p>
      <text:p text:style-name="P4">C) compile time error</text:p>
      <text:p text:style-name="P1">D) run time error</text:p>
      <text:p text:style-name="P1"/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4">D) class Man { private Dog bestFriend; }</text:p>
      <text:p text:style-name="P1">E) class Man { private Dog&lt;bestFriend&gt;; }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<text:soft-page-break/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Cat is-a Jumper</text:p>
      <text:p text:style-name="P2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8">D) B,C,F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}</text:p>
      <text:p text:style-name="P2"><text:soft-page-break/>Finally{</text:p>
      <text:p text:style-name="P2">SOP(“finally”)</text:p>
      <text:p text:style-name="P2">}</text:p>
      <text:p text:style-name="P2">}</text:p>
      <text:p text:style-name="P4">a)error</text:p>
      <text:p text:style-name="P1">b)compile successfully</text:p>
      <text:p text:style-name="P1">c)compile time error with finally will work.</text:p>
      <text:p text:style-name="P1"/>
      <text:p text:style-name="P1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1">a) World</text:p>
      <text:p text:style-name="P4">b)Hello World</text:p>
      <text:p text:style-name="P1">c)Hello</text:p>
      <text:p text:style-name="P1">d)none of the above</text:p>
      <text:p text:style-name="P1"/>
      <text:p text:style-name="P1"/>
      <text:p text:style-name="P2"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<text:soft-page-break/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4">b) B</text:p>
      <text:p text:style-name="P1">c) Compilation Errord) Runtime Error</text:p>
      <text:p text:style-name="P1"/>
      <text:p text:style-name="P1"/>
      <text:p text:style-name="P2">9. Which of these handles the exception when no catch is used?</text:p>
      <text:p text:style-name="P2">a. Default handler</text:p>
      <text:p text:style-name="P3">b. Finally</text:p>
      <text:p text:style-name="P2">c. Throw handler</text:p>
      <text:p text:style-name="P2">d. Java run time system</text:p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}</text:p>
      <text:p text:style-name="P2">}</text:p>
      <text:p text:style-name="P2"><text:soft-page-break/>}</text:p>
      <text:p text:style-name="P1">a) A</text:p>
      <text:p text:style-name="P1">b) B</text:p>
      <text:p text:style-name="P1">c) AC</text:p>
      <text:p text:style-name="P4">d) BC</text:p>
      <text:p text:style-name="P1"/>
      <text:p text:style-name="P1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1">b) TypeB</text:p>
      <text:p text:style-name="P8">c) 0TypeA</text:p>
      <text:p text:style-name="P1"/>
      <text:p text:style-name="P1"/>
      <text:p text:style-name="P2"><text:soft-page-break/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4">C) Infinity</text:p>
      <text:p text:style-name="P1">D) Exception Error</text:p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6">A) A,B,C</text:p>
      <text:p text:style-name="P1">B) C,D,E</text:p>
      <text:p text:style-name="P1">C) A,D,E</text:p>
      <text:p text:style-name="P4">D) A,C,D</text:p>
      <text:p text:style-name="P1">E) E</text:p>
      <text:p text:style-name="P1"/>
      <text:p text:style-name="P1"/>
      <text:p text:style-name="P2"><text:soft-page-break/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4">C) Catch block</text:p>
      <text:p text:style-name="P1">D) Infinity</text:p>
      <text:p text:style-name="P1"/>
      <text:p text:style-name="P1"/>
      <text:p text:style-name="P2">14. In multiple catch clause which of the following statements are valid?</text:p>
      <text:p text:style-name="P4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5. 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<text:soft-page-break/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8">D) compile time error</text:p>
      <text:p text:style-name="P1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1">A) A</text:p>
      <text:p text:style-name="P4">B) B</text:p>
      <text:p text:style-name="P1">C) C</text:p>
      <text:p text:style-name="P1"/>
      <text:p text:style-name="P1"/>
      <text:p text:style-name="P2">17. What will be the output of the program?</text:p>
      <text:p text:style-name="P2">public class Animal</text:p>
      <text:p text:style-name="P2"><text:soft-page-break/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Compilation fails</text:p>
      <text:p text:style-name="P4">D) An exception is thrown at runtime</text:p>
      <text:p text:style-name="P1"/>
      <text:p text:style-name="P1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1</text:p>
      <text:p text:style-name="P1">B) 2</text:p>
      <text:p text:style-name="P4">C) compile time error</text:p>
      <text:p text:style-name="P1">D) run time error</text:p>
      <text:p text:style-name="P1"><text:soft-page-break/></text:p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4">D) abcdefabcDEF</text:p>
      <text:p text:style-name="P1"/>
      <text:p text:style-name="P1"/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4">B) 6 9 6 4</text:p>
      <text:p text:style-name="P1">C) 5 9 6 4</text:p>
      <text:p text:style-name="P1">D) 5 9 5 4</text:p>
      <text:p text:style-name="P1"/>
      <text:p text:style-name="P1"/>
      <text:p text:style-name="P2">21. What is the ouput of the below code:class Test</text:p>
      <text:p text:style-name="P2"><text:soft-page-break/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/text:p>
      <text:p text:style-name="P2">}</text:p>
      <text:p text:style-name="P1">A) HelloWorld</text:p>
      <text:p text:style-name="P4">B) HelloWorld</text:p>
      <text:p text:style-name="P4">HelloWorld</text:p>
      <text:p text:style-name="P1">C) Compilation fails</text:p>
      <text:p text:style-name="P1">D) Runtime error</text:p>
      <text:p text:style-name="P1"/>
      <text:p text:style-name="P1"/>
      <text:p text:style-name="P1"/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1">B) String 45</text:p>
      <text:p text:style-name="P4">C) compilation error</text:p>
      <text:p text:style-name="P1">D) run time error</text:p>
      <text:p text:style-name="P1"/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else</text:p>
      <text:p text:style-name="P2"><text:soft-page-break/>System.out.println("Not Equal");</text:p>
      <text:p text:style-name="P4">A) compile and display “Equal”</text:p>
      <text:p text:style-name="P1">B) compile and display “Not Equal”</text:p>
      <text:p text:style-name="P1">C) cause a compiler error</text:p>
      <text:p text:style-name="P1">D) compile and display NULL</text:p>
      <text:p text:style-name="P1"/>
      <text:p text:style-name="P1"/>
      <text:p text:style-name="P2">24.Which are the legal Stirng operationsA) s3= s1+s2;</text:p>
      <text:p text:style-name="P2">B) s3= s1-s2;</text:p>
      <text:p text:style-name="P2">C) s3= s1&amp;s2;</text:p>
      <text:p text:style-name="P2">D) s3= s1&amp;&amp;s2;</text:p>
      <text:p text:style-name="P4">A) A</text:p>
      <text:p text:style-name="P1">B) B</text:p>
      <text:p text:style-name="P1">C) C</text:p>
      <text:p text:style-name="P1">D) D</text:p>
      <text:p text:style-name="P1"/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4">C) 5.453,2</text:p>
      <text:p text:style-name="P1">D) Compilation Fai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09:12:22.314869270</dc:date>
    <meta:editing-duration>PT7M58S</meta:editing-duration>
    <meta:editing-cycles>2</meta:editing-cycles>
    <meta:document-statistic meta:table-count="0" meta:image-count="0" meta:object-count="0" meta:page-count="13" meta:paragraph-count="359" meta:word-count="1222" meta:character-count="6994" meta:non-whitespace-character-count="6131"/>
  </office:meta>
</office:document-meta>
</file>